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SimpleCompon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text-align="start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CrerateDialog" form:control-implementation="ooo:com.sun.star.form.component.CommandButton" xml:id="control1" form:id="control1" form:label="Press to use the simple component" office:target-frame="" xlink:href="" form:image-data="" form:delay-for-repeat="PT0.500000000S" form:image-position="top" form:image-align="center">
            <form:properties>
              <form:property form:property-name="DefaultControl" office:value-type="string" office:string-value="stardiv.one.form.control.CommandButton"/>
            </form:properties>
            <office:event-listeners>
              <script:event-listener script:language="ooo:StarBasic" script:event-name="form:performaction" script:macro-name="document:Standard.SimpleComponent.demonstrateSimpleComponent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2.6768in" svg:height="0.4921in" svg:x="1.9453in" svg:y="1.9744in" draw:control="control1"/>The example provides a simple UNO component which implements the “XSomething” interface. When the button is pressed a basic macro is executed and this macro creates a new instance of the component which implements the service “MyService1” and calls the “methodOne” function of the “XSomething” interface. The macro pops up a message box with the return value of <text:s/>“methodOne”. The implementation of <text:s/>“methodOne” simply appends the text given by the parameter to the string “called methodOne() of MyService1 implementation: ” and returns the new string. You can take a closer look to the Basic macro by editing the macro: Select Tools -&gt; Macros -&gt; Macro, navigate into the document section of <text:s/>“SimpleComponent.odt”, select the Standard -&gt; “SimpleComponent” module, select the “demonstrateSimpleComponent” macro and press the edit butt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lr-tb"/>
      <style:text-properties fo:color="#000000" style:font-name="Liberation Serif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5.3.0.0.alpha0$Linux_X86_64 LibreOffice_project/7f0a219c9ad38ae33b51ff69d545f69659691c1e</meta:generator>
    <meta:initial-creator>Jürgen Schmidt</meta:initial-creator>
    <meta:creation-date>2002-12-11T13:37:07</meta:creation-date>
    <dc:date>2016-10-05T19:19:42.547950503</dc:date>
    <dc:language>en-US</dc:language>
    <meta:editing-cycles>15</meta:editing-cycles>
    <meta:editing-duration>PT41M8S</meta:editing-duration>
    <meta:document-statistic meta:table-count="0" meta:image-count="0" meta:object-count="0" meta:page-count="1" meta:paragraph-count="1" meta:word-count="127" meta:character-count="836" meta:non-whitespace-character-count="707"/>
    <meta:user-defined meta:name="Info 1"/>
    <meta:user-defined meta:name="Info 2"/>
    <meta:user-defined meta:name="Info 3"/>
    <meta:user-defined meta:name="Info 4"/>
  </office:meta>
</office:document-meta>
</file>

<file path=Basic/Standard/SimpleComponent.xml><?xml version="1.0" encoding="utf-8"?>
<!DOCTYPE module  PUBLIC '-//OpenOffice.org//DTD OfficeDocument 1.0//EN'  'module.dtd'>
<script:module xmlns:script="http://openoffice.org/2000/script" script:name="SimpleComponent" script:language="StarBasic">REM  *****  BASIC  *****

Sub demonstrateSimpleComponent
	Dim oSimpleComponent
	oSimpleComponent = CreateUnoService( "inco.niocs.test.MyService1" )
	msgbox oSimpleComponent.methodOne( "Component succesfully instantiated and running!" 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impleCompon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